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90b5"/>
    </style:style>
    <style:style style:name="P2" style:family="paragraph" style:parent-style-name="Standard">
      <style:text-properties style:text-underline-style="solid" style:text-underline-width="auto" style:text-underline-color="font-color" fo:font-weight="bold" officeooo:paragraph-rsid="000f90b5" style:font-weight-asian="bold" style:font-weight-complex="bold"/>
    </style:style>
    <style:style style:name="T1" style:family="text">
      <style:text-properties officeooo:rsid="000f90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OP dashboard P</text:span>roject Explanation:</text:p>
      <text:p text:style-name="P1"/>
      <text:p text:style-name="P1">I developed and implemented dashboard modules for forecasting, expenditure tracking, headcount analysis, and intercompany transfers. These modules provided actionable insights and supported strategic decision-making processes. By visualizing key metrics and trends in these areas, stakeholders were able to make informed decisions to optimize resource allocation, budgeting, and intercompany transactions. The dashboards enhanced transparency and efficiency, enabling the organization to respond effectively to changing business dynamics and improve overall perform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2:14:56.305759251</meta:creation-date>
    <dc:date>2024-04-26T12:16:00.829746302</dc:date>
    <meta:editing-duration>PT1M4S</meta:editing-duration>
    <meta:editing-cycles>2</meta:editing-cycles>
    <meta:generator>LibreOffice/7.3.7.2$Linux_X86_64 LibreOffice_project/30$Build-2</meta:generator>
    <meta:document-statistic meta:table-count="0" meta:image-count="0" meta:object-count="0" meta:page-count="1" meta:paragraph-count="2" meta:word-count="73" meta:character-count="604" meta:non-whitespace-character-count="533"/>
  </office:meta>
</office:document-meta>
</file>